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88.36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406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229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text-shadow="none" style:text-underline-style="none" style:text-underline-mode="continuous" style:text-overline-mode="continuous" style:text-line-through-mode="continuous" style:font-size-asian="11.5pt" style:language-asian="en" style:country-asian="US" style:font-size-complex="11.5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 style:data-style-name="N129"/>
    <style:style style:name="ce23" style:family="table-cell" style:parent-style-name="Default" style:data-style-name="N11"/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color="#3c3c3c" style:font-name="Ubuntu" fo:country="none" style:country-asian="none" style:country-complex="none" style:font-name-asian="Ubuntu" style:font-name-complex="Ubuntu"/>
    </style:style>
    <style:style style:name="T4" style:family="text">
      <style:text-properties fo:font-size="10pt" style:font-size-asian="10pt" style:font-size-complex="10pt" style:font-name="Liberation Sans" style:font-name-asian="Noto Sans CJK SC Regular" style:font-name-complex="FreeSans"/>
    </style:style>
    <style:style style:name="T5" style:family="text">
      <style:text-properties fo:font-size="11.5pt" fo:font-weight="bold" style:font-name-complex="DejaVu Sans Mono" style:font-weight-asian="bold" style:font-name="DejaVu Sans Mono" style:font-name-asian="DejaVu Sans Mono" style:font-style-asian="normal" style:font-size-asian="11.5pt" style:font-style-complex="normal" fo:font-style="normal" fo:color="#000080" style:font-weight-complex="bold" style:font-size-complex="11.5pt"/>
    </style:style>
    <style:style style:name="T6" style:family="text">
      <style:text-properties fo:font-size="11.5pt" style:font-name-complex="DejaVu Sans Mono" style:font-name="DejaVu Sans Mono" style:font-name-asian="DejaVu Sans Mono" style:font-style-asian="normal" style:font-size-asian="11.5pt" style:font-style-complex="normal" fo:font-style="normal" style:font-size-complex="11.5pt" fo:color="#000000" style:font-weight-complex="normal" style:font-weight-asian="normal" fo:font-weight="normal"/>
    </style:style>
    <style:style style:name="T7" style:family="text">
      <style:text-properties fo:font-size="11.5pt" style:font-name-complex="DejaVu Sans Mono" style:font-name="DejaVu Sans Mono" style:font-name-asian="DejaVu Sans Mono" style:font-style-asian="normal" style:font-size-asian="11.5pt" style:font-style-complex="normal" fo:font-style="normal" style:font-size-complex="11.5pt" fo:color="#008080" style:font-weight-asian="bold" style:font-weight-complex="bold" fo:font-weight="bold"/>
    </style:style>
    <style:style style:name="T8" style:family="text">
      <style:text-properties fo:font-size="11.5pt" style:font-name-complex="DejaVu Sans Mono" style:font-name="DejaVu Sans Mono" style:font-name-asian="DejaVu Sans Mono" style:font-style-asian="normal" style:font-size-asian="11.5pt" style:font-style-complex="normal" fo:font-style="normal" style:font-size-complex="11.5pt" fo:font-weight="normal" fo:color="#000000" style:font-weight-asian="normal" style:font-weight-complex="normal"/>
    </style:style>
    <style:style style:name="T9" style:family="text">
      <style:text-properties fo:font-size="11.5pt" style:font-name-complex="DejaVu Sans Mono" style:font-name="DejaVu Sans Mono" style:font-name-asian="DejaVu Sans Mono" style:font-size-asian="11.5pt" style:font-size-complex="11.5pt" fo:font-weight="normal" style:font-weight-asian="normal" style:font-weight-complex="normal" fo:color="#808080" fo:font-style="italic" style:font-style-complex="italic" style:font-style-asian="italic"/>
    </style:style>
    <style:style style:name="T10" style:family="text">
      <style:text-properties fo:font-size="11.5pt" style:font-name-complex="DejaVu Sans Mono" style:font-name="DejaVu Sans Mono" style:font-name-asian="DejaVu Sans Mono" style:font-size-asian="11.5pt" style:font-size-complex="11.5pt" fo:font-weight="normal" style:font-weight-asian="normal" style:font-weight-complex="normal" style:font-style-complex="normal" fo:color="#000000" style:font-style-asian="normal" fo:font-style="normal"/>
    </style:style>
    <style:style style:name="T11" style:family="text">
      <style:text-properties fo:font-size="11.5pt" style:font-name-complex="DejaVu Sans Mono" style:font-name="DejaVu Sans Mono" style:font-name-asian="DejaVu Sans Mono" style:font-size-asian="11.5pt" style:font-size-complex="11.5pt" fo:font-weight="normal" style:font-weight-asian="normal" style:font-weight-complex="normal" style:font-style-complex="normal" style:font-style-asian="normal" fo:font-style="normal" fo:color="#660099"/>
    </style:style>
    <style:style style:name="T12" style:family="text">
      <style:text-properties fo:font-size="11.5pt" style:font-name-complex="DejaVu Sans Mono" style:font-name="DejaVu Sans Mono" style:font-name-asian="DejaVu Sans Mono" style:font-size-asian="11.5pt" style:font-size-complex="11.5pt" fo:font-weight="normal" style:font-weight-asian="normal" style:font-weight-complex="normal" style:font-style-complex="normal" style:font-style-asian="normal" fo:font-style="normal" fo:color="#000000"/>
    </style:style>
    <style:style style:name="T13" style:family="text">
      <style:text-properties fo:font-size="11.5pt" style:font-name-complex="DejaVu Sans Mono" style:font-name="DejaVu Sans Mono" style:font-name-asian="DejaVu Sans Mono" style:font-size-asian="11.5pt" style:font-size-complex="11.5pt" style:font-style-complex="normal" style:font-style-asian="normal" fo:font-style="normal" fo:font-weight="bold" fo:color="#008080" style:font-weight-asian="bold" style:font-weight-complex="bold"/>
    </style:style>
    <style:style style:name="T14" style:family="text">
      <style:text-properties fo:font-size="11.5pt" style:font-name-complex="DejaVu Sans Mono" style:font-name="DejaVu Sans Mono" style:font-name-asian="DejaVu Sans Mono" style:font-size-asian="11.5pt" style:font-size-complex="11.5pt" style:font-style-complex="normal" style:font-style-asian="normal" fo:font-style="normal" style:font-weight-complex="normal" fo:color="#000000" style:font-weight-asian="normal" fo:font-weight="normal"/>
    </style:style>
    <style:style style:name="T15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style:font-weight-asian="normal" fo:font-weight="normal" style:font-style-complex="italic" style:font-style-asian="italic" fo:color="#808080" fo:font-style="italic"/>
    </style:style>
    <style:style style:name="T16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style:font-weight-asian="normal" fo:font-weight="normal" style:font-style-asian="normal" fo:font-style="normal" style:font-style-complex="normal" fo:color="#000000"/>
    </style:style>
    <style:style style:name="T17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asian="bold" fo:color="#000080" fo:font-weight="bold" style:font-weight-complex="bold"/>
    </style:style>
    <style:style style:name="T18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complex="normal" style:font-weight-asian="normal" fo:color="#000000" fo:font-weight="normal"/>
    </style:style>
    <style:style style:name="T19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asian="bold" style:font-weight-complex="bold" fo:font-weight="bold" fo:color="#000080"/>
    </style:style>
    <style:style style:name="T20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complex="normal" fo:font-weight="normal" fo:color="#000000" style:font-weight-asian="normal"/>
    </style:style>
    <style:style style:name="T21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complex="normal" fo:font-weight="normal" style:font-weight-asian="normal" fo:color="#0000ff"/>
    </style:style>
    <style:style style:name="T22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complex="normal" fo:font-weight="normal" style:font-weight-asian="normal" fo:color="#000000"/>
    </style:style>
    <style:style style:name="T23" style:family="text">
      <style:text-properties fo:font-size="11.5pt" style:font-name-complex="DejaVu Sans Mono" style:font-name="DejaVu Sans Mono" style:font-name-asian="DejaVu Sans Mono" style:font-size-asian="11.5pt" style:font-size-complex="11.5pt" style:font-style-asian="normal" fo:font-style="normal" style:font-style-complex="normal" style:font-weight-complex="normal" fo:font-weight="normal" style:font-weight-asian="normal" fo:color="#660099"/>
    </style:style>
    <style:style style:name="T24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fo:font-weight="normal" style:font-weight-asian="normal" style:font-style-asian="italic" style:font-style-complex="italic" fo:font-style="italic" fo:color="#808080"/>
    </style:style>
    <style:style style:name="T25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fo:font-weight="normal" style:font-weight-asian="normal" fo:color="#000000" style:font-style-complex="normal" style:font-style-asian="normal" fo:font-style="normal"/>
    </style:style>
    <style:style style:name="T26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fo:font-weight="normal" style:font-weight-asian="normal" style:font-style-complex="normal" style:font-style-asian="normal" fo:font-style="normal" fo:color="#0000ff"/>
    </style:style>
    <style:style style:name="T27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fo:font-weight="normal" style:font-weight-asian="normal" style:font-style-complex="normal" style:font-style-asian="normal" fo:font-style="normal" fo:color="#000000"/>
    </style:style>
    <style:style style:name="T28" style:family="text">
      <style:text-properties fo:font-size="11.5pt" style:font-name-complex="DejaVu Sans Mono" style:font-name="DejaVu Sans Mono" style:font-name-asian="DejaVu Sans Mono" style:font-size-asian="11.5pt" style:font-size-complex="11.5pt" style:font-weight-complex="normal" fo:font-weight="normal" style:font-weight-asian="normal" style:font-style-complex="normal" style:font-style-asian="normal" fo:font-style="normal" fo:color="#660099"/>
    </style:style>
    <style:style style:name="T29" style:family="text">
      <style:text-properties fo:font-size="11.5pt" style:font-name-complex="DejaVu Sans Mono" style:font-name="DejaVu Sans Mono" style:font-name-asian="DejaVu Sans Mono" style:font-size-asian="11.5pt" style:font-size-complex="11.5pt" style:font-style-complex="normal" style:font-style-asian="normal" fo:font-style="normal" fo:color="#000080" fo:font-weight="bold" style:font-weight-asian="bold" style:font-weight-complex="bold"/>
    </style:style>
    <style:style style:name="T30" style:family="text">
      <style:text-properties fo:font-size="11.5pt" style:font-name-complex="DejaVu Sans Mono" style:font-name="DejaVu Sans Mono" style:font-name-asian="DejaVu Sans Mono" style:font-size-asian="11.5pt" style:font-size-complex="11.5pt" style:font-style-complex="normal" style:font-style-asian="normal" fo:font-style="normal"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12"/>
        <table:table-column table:style-name="co1" table:number-columns-repeated="2" table:default-cell-style-name="Default"/>
        <table:table-column table:style-name="co6" table:default-cell-style-name="ce3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Preprocessing</text:p>
          </table:table-cell>
          <table:table-cell table:style-name="ce5" office:value-type="string" calcext:value-type="string">
            <text:p>Augmentation</text:p>
          </table:table-cell>
          <table:table-cell table:style-name="ce5" office:value-type="string" calcext:value-type="string">
            <text:p>Embedding</text:p>
          </table:table-cell>
          <table:table-cell table:style-name="ce1" office:value-type="string" calcext:value-type="string">
            <text:p>Architecture</text:p>
          </table:table-cell>
          <table:table-cell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Fold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loss</text:p>
          </table:table-cell>
          <table:table-cell office:value-type="string" calcext:value-type="string">
            <text:p>Overfit</text:p>
          </table:table-cell>
          <table:table-cell table:style-name="ce1" office:value-type="string" calcext:value-type="string">
            <text:p>LB-Score</text:p>
          </table:table-cell>
          <table:table-cell table:style-name="ce1" office:value-type="string" calcext:value-type="string">
            <text:p>Submitted</text:p>
          </table:table-cell>
          <table:table-cell office:value-type="string" calcext:value-type="string">
            <text:p>Comments</text:p>
          </table:table-cell>
          <table:table-cell table:style-name="ce1" table:number-columns-repeated="1007"/>
        </table:table-row>
        <table:table-row table:style-name="ro2">
          <table:table-cell table:style-name="ce2" office:value-type="string" calcext:value-type="string">
            <text:p>test pavel6</text:p>
          </table:table-cell>
          <table:table-cell table:style-name="ce6" office:value-type="string" calcext:value-type="string">
            <text:p>Base model for comparison</text:p>
          </table:table-cell>
          <table:table-cell table:style-name="ce2" office:value-type="string" calcext:value-type="string">
            <text:p>nltk tokeniz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asttext Crawl 300d</text:p>
          </table:table-cell>
          <table:table-cell table:style-name="ce2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MS</text:p>
          </table:table-cell>
          <table:table-cell table:style-name="ce2" office:value-type="string" calcext:value-type="string">
            <text:p>Binary Xentropy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2"/>
          <table:table-cell table:style-name="ce13"/>
          <table:table-cell table:style-name="ce2" office:value-type="float" office:value="0.061" calcext:value-type="float">
            <text:p>0.061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19" table:number-columns-repeated="1007"/>
        </table:table-row>
        <table:table-row table:style-name="ro2">
          <table:table-cell table:style-name="ce3"/>
          <table:table-cell table:style-name="ce4" office:value-type="string" calcext:value-type="string">
            <text:p>tested mixup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alpha 0.7, port 0.3)</text:p>
          </table:table-cell>
          <table:table-cell table:style-name="ce9" office:value-type="string" calcext:value-type="string">
            <text:p>Fasttext Crawl 300d</text:p>
          </table:table-cell>
          <table:table-cell table:style-name="ce10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3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Could have been trained longer</text:p>
          </table:table-cell>
          <table:table-cell table:style-name="ce3"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Tested Postprocessing of **1.4</text:p>
          </table:table-cell>
          <table:table-cell table:style-name="ce4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4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all**1.4</text:p>
          </table:table-cell>
          <table:table-cell table:style-name="ce4" table:number-columns-repeated="2"/>
          <table:table-cell table:style-name="ce14"/>
          <table:table-cell table:style-name="ce16" office:value-type="float" office:value="0.06" calcext:value-type="float">
            <text:p>0.06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sed csv from test pavel6</text:p>
          </table:table-cell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Test postprocessing of dividing by 1.1</text:p>
          </table:table-cell>
          <table:table-cell table:style-name="ce4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4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All/1.1</text:p>
          </table:table-cell>
          <table:table-cell table:style-name="ce4" table:number-columns-repeated="2"/>
          <table:table-cell table:style-name="ce14"/>
          <table:table-cell table:style-name="ce4" office:value-type="float" office:value="0.058" calcext:value-type="float">
            <text:p>0.058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sed csv from test pavel6</text:p>
          </table:table-cell>
          <table:table-cell table:style-name="ce4" table:number-columns-repeated="1007"/>
        </table:table-row>
        <table:table-row table:style-name="ro2">
          <table:table-cell table:style-name="ce3"/>
          <table:table-cell table:style-name="ce4" office:value-type="string" calcext:value-type="string">
            <text:p>Tested 10-fold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10-Fol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3" office:value-type="float" office:value="0.062" calcext:value-type="float">
            <text:p>0.062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2">
          <table:table-cell table:style-name="ce3"/>
          <table:table-cell table:style-name="ce4"/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72" calcext:value-type="float">
            <text:p>0.0472</text:p>
          </table:table-cell>
          <table:table-cell table:number-columns-repeated="2"/>
          <table:table-cell table:style-name="ce3" office:value-type="float" office:value="0.065" calcext:value-type="float">
            <text:p>0.065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less epochs</text:p>
          </table:table-cell>
          <table:table-cell table:style-name="ce3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4" office:value-type="string" calcext:value-type="string">
            <text:p>Tested adding additional dropout when using elu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,elu)</text:p>
            <text:p>Dropout(0.7)</text:p>
            <text:p>GRU(64,elu)</text:p>
            <text:p>Dropout(0.7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25" calcext:value-type="float">
            <text:p>0.0425</text:p>
          </table:table-cell>
          <table:table-cell office:value-type="string" calcext:value-type="string">
            <text:p>-</text:p>
          </table:table-cell>
          <table:table-cell/>
          <table:table-cell table:style-name="ce17" office:value-type="float" office:value="0.057" calcext:value-type="float">
            <text:p>0.057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can even be trained more</text:p>
          </table:table-cell>
          <table:table-cell table:style-name="ce3" table:number-columns-repeated="1007"/>
        </table:table-row>
        <table:table-row table:style-name="ro3">
          <table:table-cell table:style-name="ce3"/>
          <table:table-cell table:style-name="ce4"/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,elu)</text:p>
            <text:p>Dropout(0.7)</text:p>
            <text:p>GRU(64,elu)</text:p>
            <text:p>Dropout(0.7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/>
          <table:table-cell office:value-type="string" calcext:value-type="string">
            <text:p>All/1.1</text:p>
          </table:table-cell>
          <table:table-cell office:value-type="float" office:value="0.0425" calcext:value-type="float">
            <text:p>0.0425</text:p>
          </table:table-cell>
          <table:table-cell table:number-columns-repeated="2"/>
          <table:table-cell table:style-name="ce10" office:value-type="float" office:value="0.055" calcext:value-type="float">
            <text:p>0.055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Used csv from 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Pavel12</text:p>
          </table:table-cell>
          <table:table-cell table:style-name="ce4" office:value-type="string" calcext:value-type="string">
            <text:p>Test switched output of RNN to seqlen (500)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62" calcext:value-type="float">
            <text:p>0.0462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0.081" calcext:value-type="float">
            <text:p>0.08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ally big gap between cv and lb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Pavel13</text:p>
          </table:table-cell>
          <table:table-cell table:style-name="ce4" office:value-type="string" calcext:value-type="string">
            <text:p>Tested adam and logloss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Loglos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26" calcext:value-type="float">
            <text:p>0.0426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0.062" calcext:value-type="float">
            <text:p>0.062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pavel14</text:p>
          </table:table-cell>
          <table:table-cell table:style-name="ce8" office:value-type="string" calcext:value-type="string">
            <text:p>Tested RMS with logloss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Loglos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7" calcext:value-type="float">
            <text:p>0.037</text:p>
          </table:table-cell>
          <table:table-cell table:style-name="ce15" table:formula="of:=[.L14]/[.M14]-1" office:value-type="percentage" office:value="0.116216216216216" calcext:value-type="percentage">
            <text:p>11.6%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I don’t understand the gap</text:p>
          </table:table-cell>
          <table:table-cell table:style-name="ce20" table:number-columns-repeated="1007"/>
        </table:table-row>
        <table:table-row table:style-name="ro3">
          <table:table-cell table:style-name="ce3" office:value-type="string" calcext:value-type="string">
            <text:p>pavel15</text:p>
          </table:table-cell>
          <table:table-cell office:value-type="string" calcext:value-type="string">
            <text:p>Tested Attention with size 5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Attention(5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89" calcext:value-type="float">
            <text:p>0.0389</text:p>
          </table:table-cell>
          <table:table-cell table:style-name="ce15" table:formula="of:=[.L15]/[.M15]-1" office:value-type="percentage" office:value="0.00771208226221076" calcext:value-type="percentage">
            <text:p>0.8%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Should be tried with more regularizatio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>
            <text:p>pavel16</text:p>
          </table:table-cell>
          <table:table-cell office:value-type="string" calcext:value-type="string">
            <text:p>Tested Attention with size 5 + more dropout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Attention(5)</text:p>
            <text:p><text:span text:style-name="T1">Dropout(0.7)</text:span></text:p>
            <text:p>FC(32)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27" calcext:value-type="float">
            <text:p>0.0427</text:p>
          </table:table-cell>
          <table:table-cell table:style-name="ce15" table:formula="of:=[.L16]/[.M16]-1" office:value-type="percentage" office:value="-0.0327868852459016" calcext:value-type="percentage">
            <text:p>-3.3%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pavel17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4" calcext:value-type="float">
            <text:p>0.040</text:p>
          </table:table-cell>
          <table:table-cell office:value-type="float" office:value="0.0373" calcext:value-type="float">
            <text:p>0.0373</text:p>
          </table:table-cell>
          <table:table-cell table:style-name="ce15" table:formula="of:=[.L17]/[.M17]-1" office:value-type="percentage" office:value="0.0723860589812333" calcext:value-type="percentage">
            <text:p>7.2%</text:p>
          </table:table-cell>
          <table:table-cell table:style-name="ce18" office:value-type="float" office:value="0.059" calcext:value-type="float">
            <text:p>0.059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Translation (0.3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395" calcext:value-type="float">
            <text:p>0.040</text:p>
          </table:table-cell>
          <table:table-cell office:value-type="float" office:value="0.0371" calcext:value-type="float">
            <text:p>0.0371</text:p>
          </table:table-cell>
          <table:table-cell table:style-name="ce15" table:formula="of:=[.L18]/[.M18]-1" office:value-type="percentage" office:value="0.0646900269541779" calcext:value-type="percentage">
            <text:p>6.5%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table:number-columns-repeated="1008"/>
        </table:table-row>
        <table:table-row table:style-name="ro5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2,0.3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415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table:style-name="ce15" table:formula="of:=[.L19]/[.M19]-1" office:value-type="percentage" office:value="-0.258928571428571" calcext:value-type="percentage">
            <text:p>-25.9%</text:p>
          </table:table-cell>
          <table:table-cell table:style-name="ce10" office:value-type="float" office:value="0.063" calcext:value-type="float">
            <text:p>0.0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2,0.1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fold e4-e9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Avg 0.0405</text:p>
          </table:table-cell>
          <table:table-cell/>
          <table:table-cell table:style-name="ce15"/>
          <table:table-cell table:style-name="ce10" office:value-type="float" office:value="0.065" calcext:value-type="float">
            <text:p>0.065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1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Tokenizer</text:p>
          </table:table-cell>
          <table:table-cell table:style-name="ce5" office:value-type="string" calcext:value-type="string">
            <text:p>Augmentation</text:p>
          </table:table-cell>
          <table:table-cell table:style-name="ce5" office:value-type="string" calcext:value-type="string">
            <text:p>Embedding</text:p>
          </table:table-cell>
          <table:table-cell table:style-name="ce5" office:value-type="string" calcext:value-type="string">
            <text:p>Type</text:p>
          </table:table-cell>
          <table:table-cell table:style-name="ce1" office:value-type="string" calcext:value-type="string">
            <text:p>Architecture</text:p>
          </table:table-cell>
          <table:table-cell table:style-name="ce3"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Folding</text:p>
          </table:table-cell>
          <table:table-cell table:style-name="ce3" office:value-type="string" calcext:value-type="string">
            <text:p>Postprocessing</text:p>
          </table:table-cell>
          <table:table-cell table:style-name="ce3" office:value-type="string" calcext:value-type="string">
            <text:p>ROC_valid</text:p>
          </table:table-cell>
          <table:table-cell table:style-name="ce3" office:value-type="string" calcext:value-type="string">
            <text:p>ROC_train</text:p>
          </table:table-cell>
          <table:table-cell table:style-name="ce3" office:value-type="string" calcext:value-type="string">
            <text:p>logloss</text:p>
          </table:table-cell>
          <table:table-cell table:style-name="ce12" office:value-type="string" calcext:value-type="string">
            <text:p>Overfit</text:p>
          </table:table-cell>
          <table:table-cell table:style-name="ce1" office:value-type="string" calcext:value-type="string">
            <text:p>LB-Score</text:p>
          </table:table-cell>
          <table:table-cell table:style-name="ce1" office:value-type="string" calcext:value-type="string">
            <text:p>Submitted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6">
          <table:table-cell office:value-type="string" calcext:value-type="string">
            <text:p>caps_first_test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ttext crawl 300d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<text:span text:style-name="T2">Bi GRU64</text:span></text:p>
            <text:p><text:span text:style-name="T2">Dropout</text:span></text:p>
            <text:p><text:span text:style-name="T2">PrimeCaps(filters=32 * 8,kernel_size=9, strides=2,</text:span><text:span text:style-name="T3">activation=relu)</text:span></text:p>
            <text:p><text:span text:style-name="T2">FC Caps(10)</text:span></text:p>
            <text:p><text:span text:style-name="T2">Flatten </text:span></text:p>
            <text:p><text:span text:style-name="T2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inary Xentropy</text:p>
          </table:table-cell>
          <table:table-cell table:number-columns-repeated="2" office:value-type="string" calcext:value-type="string">
            <text:p>-</text:p>
          </table:table-cell>
          <table:table-cell table:style-name="ce22" office:value-type="float" office:value="0.988296270370483" calcext:value-type="float">
            <text:p>0.9883</text:p>
          </table:table-cell>
          <table:table-cell table:style-name="ce22" office:value-type="float" office:value="0.989939332008362" calcext:value-type="float">
            <text:p>0.9899</text:p>
          </table:table-cell>
          <table:table-cell table:style-name="ce22"/>
          <table:table-cell table:style-name="ce23" table:formula="of:=[.O2]/[.N2] - 1" office:value-type="percentage" office:value="0.00166251931443839" calcext:value-type="percentage">
            <text:p>0.17%</text:p>
          </table:table-cell>
          <table:table-cell office:value-type="float" office:value="0.9833" calcext:value-type="float">
            <text:p>0.9833</text:p>
          </table:table-cell>
          <table:table-cell table:number-columns-repeated="2"/>
        </table:table-row>
        <table:table-row table:style-name="ro7">
          <table:table-cell table:style-name="Default" office:value-type="string" calcext:value-type="string">
            <text:p>caps_second_test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ttext crawl 300d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<text:span text:style-name="T2">Bi GRU64</text:span></text:p>
            <text:p><text:span text:style-name="T2">Dropout</text:span></text:p>
            <text:p><text:span text:style-name="T2">PrimeCaps(filters=32 * 8,kernel_size=3, strides=2,</text:span><text:span text:style-name="T3">activation=relu)</text:span></text:p>
            <text:p><text:span text:style-name="T2">FC Caps(10)</text:span></text:p>
            <text:p><text:span text:style-name="T2">Flatten </text:span></text:p>
            <text:p><text:span text:style-name="T4">Dropout</text:span></text:p>
            <text:p><text:span text:style-name="T2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inary Xentropy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table:style-name="ce7" office:value-type="string" calcext:value-type="string">
            <text:p>problem with Predict when using wrong tokenizer. Working on save/ restore tokenizer</text:p>
          </table:table-cell>
        </table:table-row>
        <table:table-row table:style-name="ro8">
          <table:table-cell table:style-name="Default" office:value-type="string" calcext:value-type="string">
            <text:p>Inception_2_2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ttext crawl 300d</text:p>
          </table:table-cell>
          <table:table-cell office:value-type="string" calcext:value-type="string">
            <text:p>INCEPTION</text:p>
          </table:table-cell>
          <table:table-cell table:style-name="ce21" office:value-type="string" calcext:value-type="string">
            <text:p><text:span text:style-name="T5">with </text:span><text:span text:style-name="T6">tf.name_scope(</text:span><text:span text:style-name="T7">"Embedding"</text:span><text:span text:style-name="T8">):</text:span><text:span text:style-name="T8"/><text:span text:style-name="T8">    </text:span><text:span text:style-name="T9">#embedding = tf.get_variable("embedding", tf.shape(embedding_matrix), dtype=tf.float32,initializer=tf.constant_initializer(embedding_matrix), trainable=False)</text:span><text:span text:style-name="T9"/><text:span text:style-name="T9">    </text:span><text:span text:style-name="T10">embedded_input = tf.nn.embedding_lookup(embedding_matrix, x, </text:span><text:span text:style-name="T11">name</text:span><text:span text:style-name="T12">=</text:span><text:span text:style-name="T13">"embedded_input"</text:span><text:span text:style-name="T14">)</text:span><text:span text:style-name="T14"/><text:span text:style-name="T14">    </text:span><text:span text:style-name="T15">#x2 = embedded_input</text:span><text:span text:style-name="T15"/><text:span text:style-name="T16">pooled_outputs = []</text:span><text:span text:style-name="T16"/><text:span text:style-name="T17">for </text:span><text:span text:style-name="T18">i </text:span><text:span text:style-name="T19">in </text:span><text:span text:style-name="T20">[</text:span><text:span text:style-name="T21">1</text:span><text:span text:style-name="T22">,</text:span><text:span text:style-name="T21">3</text:span><text:span text:style-name="T22">,</text:span><text:span text:style-name="T21">5</text:span><text:span text:style-name="T22">]:</text:span><text:span text:style-name="T22"/><text:span text:style-name="T22">    x2 = tf.layers.conv1d(embedded_input, </text:span><text:span text:style-name="T23">filters</text:span><text:span text:style-name="T22">=</text:span><text:span text:style-name="T21">64</text:span><text:span text:style-name="T22">, </text:span><text:span text:style-name="T23">kernel_size</text:span><text:span text:style-name="T22">=i, </text:span><text:span text:style-name="T23">strides</text:span><text:span text:style-name="T22">=</text:span><text:span text:style-name="T21">1</text:span><text:span text:style-name="T22">,</text:span><text:span text:style-name="T23">activation</text:span><text:span text:style-name="T22">=tf.nn.relu)</text:span><text:span text:style-name="T22"/><text:span text:style-name="T22">    x2 = tf.layers.max_pooling1d(x2, </text:span><text:span text:style-name="T23">pool_size</text:span><text:span text:style-name="T22">=</text:span><text:span text:style-name="T21">500</text:span><text:span text:style-name="T22">-i, </text:span><text:span text:style-name="T23">strides</text:span><text:span text:style-name="T22">=</text:span><text:span text:style-name="T21">1</text:span><text:span text:style-name="T22">)</text:span><text:span text:style-name="T22"/><text:span text:style-name="T22">    x2 = tf.nn.dropout(x2, </text:span><text:span text:style-name="T23">keep_prob</text:span><text:span text:style-name="T22">=keep_prob)</text:span><text:span text:style-name="T22"/><text:span text:style-name="T22">    pooled_outputs.append(x2)</text:span><text:span text:style-name="T22"/><text:span text:style-name="T22"/><text:span text:style-name="T22">h_pool = tf.concat(pooled_outputs, </text:span><text:span text:style-name="T21">2</text:span><text:span text:style-name="T22">)</text:span><text:span text:style-name="T22"/><text:span text:style-name="T22">h_pool_flat = tf.layers.flatten(h_pool)</text:span><text:span text:style-name="T22"/><text:span text:style-name="T22"/><text:span text:style-name="T24">#fc1 = tf.contrib.layers.fully_connected(h_pool_flat, 64)</text:span><text:span text:style-name="T24"/><text:span text:style-name="T25">logits = tf.contrib.layers.fully_connected(h_pool_flat, </text:span><text:span text:style-name="T26">6</text:span><text:span text:style-name="T27">, </text:span><text:span text:style-name="T28">activation_fn</text:span><text:span text:style-name="T27">=tf.nn.sigmoid)</text:span><text:span text:style-name="T27"/><text:span text:style-name="T29">return </text:span><text:span text:style-name="T30">logits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inary Xentrop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887" calcext:value-type="float">
            <text:p>0.9887</text:p>
          </table:table-cell>
          <table:table-cell/>
          <table:table-cell office:value-type="float" office:value="0.04315" calcext:value-type="float">
            <text:p>0.043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8:02:16.484977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5:49.627726478</meta:creation-date>
    <dc:date>2018-02-25T07:20:38.102376329</dc:date>
    <meta:editing-duration>PT8H51M48S</meta:editing-duration>
    <meta:editing-cycles>10</meta:editing-cycles>
    <meta:generator>LibreOffice/5.1.6.2$Linux_X86_64 LibreOffice_project/10m0$Build-2</meta:generator>
    <meta:document-statistic meta:table-count="2" meta:cell-count="317" meta:object-count="0"/>
  </office:meta>
</office:document-meta>
</file>